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d329e" officeooo:paragraph-rsid="000d329e"/>
    </style:style>
    <style:style style:name="P2" style:family="paragraph" style:parent-style-name="Standard">
      <style:text-properties style:font-name="Liberation Serif" officeooo:rsid="000d329e" officeooo:paragraph-rsid="000d329e"/>
    </style:style>
    <style:style style:name="P3" style:family="paragraph" style:parent-style-name="Standard">
      <style:text-properties style:font-name="Liberation Serif" officeooo:rsid="000f9ef8" officeooo:paragraph-rsid="000f9ef8"/>
    </style:style>
    <style:style style:name="P4" style:family="paragraph" style:parent-style-name="Standard">
      <style:text-properties style:font-name="Liberation Serif" officeooo:rsid="00104c29" officeooo:paragraph-rsid="00104c29"/>
    </style:style>
    <style:style style:name="P5" style:family="paragraph" style:parent-style-name="Standard">
      <style:text-properties fo:font-size="16pt" fo:font-weight="bold" officeooo:rsid="000d329e" officeooo:paragraph-rsid="000d329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0f9ef8"/>
    </style:style>
    <style:style style:name="T1" style:family="text">
      <style:text-properties style:font-name="Liberation Serif" officeooo:rsid="000f9ef8"/>
    </style:style>
    <style:style style:name="T2" style:family="text">
      <style:text-properties officeooo:rsid="000f9e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w to convert an equirectangular map to a cube map for Vega-Strike</text:p>
      <text:p text:style-name="P1"/>
      <text:p text:style-name="P1">Equirectangular projection is a quite common way of sharing environment maps, .dds cube maps not so much.</text:p>
      <text:p text:style-name="P1"/>
      <text:p text:style-name="P1">You need to have Hugin, ImageMagick and GIMP installed on your system. <text:span text:style-name="T2">The GIMP should have the .dds plugin installed. </text:span></text:p>
      <text:p text:style-name="P2"/>
      <text:p text:style-name="P3">Then, run the provided cube_cut.sh in the same directory as the equirectangular mapped file. </text:p>
      <text:p text:style-name="P3"/>
      <text:p text:style-name="P3">You need to provide the filename on which to operate, as well as the edge size in pixels. This size needs to be a power of 2. </text:p>
      <text:p text:style-name="P3"/>
      <text:p text:style-name="P3">Once the script has done it’s thing, you’ll have six .tif files</text:p>
      <text:p text:style-name="P3"/>
      <text:p text:style-name="P6"><text:span text:style-name="T1">Open the GIMP. Create a new image, with the same size as one of the faces of the cube.</text:span></text:p>
      <text:p text:style-name="P3">In Gimp, show your layers plugin should be visible. </text:p>
      <text:p text:style-name="P3"/>
      <text:p text:style-name="P3">In your file manager, select the files that was created by the script. Then drag them onto the layers area of the GIMP. </text:p>
      <text:p text:style-name="P3"/>
      <text:p text:style-name="P3">You can now delete the “Background” Layer. </text:p>
      <text:p text:style-name="P3"/>
      <text:p text:style-name="P3">Arrange the layers by dragging them into the following order</text:p>
      <text:p text:style-name="P3"/>
      <text:p text:style-name="P3">positive x</text:p>
      <text:p text:style-name="P3">negative x</text:p>
      <text:p text:style-name="P3">positive y</text:p>
      <text:p text:style-name="P3">negative y</text:p>
      <text:p text:style-name="P3">positve z</text:p>
      <text:p text:style-name="P3">negative z</text:p>
      <text:p text:style-name="P3"/>
      <text:p text:style-name="P4">Click on “File” then “Export as”</text:p>
      <text:p text:style-name="P4"/>
      <text:p text:style-name="P4">Select the file type to be “.dds”</text:p>
      <text:p text:style-name="P4">Select output destination and filename.</text:p>
      <text:p text:style-name="P4">Click on “Export”</text:p>
      <text:p text:style-name="P4"/>
      <text:p text:style-name="P4">On the options menu that pops up:</text:p>
      <text:p text:style-name="P4">Compression: “BC1/ DXT1</text:p>
      <text:p text:style-name="P4">Save: “As cube map”</text:p>
      <text:p text:style-name="P4">Mipmaps: “Generate mipmaps”</text:p>
      <text:p text:style-name="P4"/>
      <text:p text:style-name="P4">Click on “Export”</text:p>
      <text:p text:style-name="P4">Rename the extention on the output file to .cube, and feed it to Vega Strike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0:58:37.602253195</meta:creation-date>
    <dc:date>2020-07-01T12:13:36.235384713</dc:date>
    <meta:editing-duration>PT6M15S</meta:editing-duration>
    <meta:editing-cycles>1</meta:editing-cycles>
    <meta:document-statistic meta:table-count="0" meta:image-count="0" meta:object-count="0" meta:page-count="1" meta:paragraph-count="27" meta:word-count="238" meta:character-count="1309" meta:non-whitespace-character-count="1092"/>
    <meta:generator>LibreOffice/6.3.6.2$Linux_X86_64 LibreOffice_project/30$Build-2</meta:generator>
  </office:meta>
</office:document-meta>
</file>